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T16" style:parent-style-name="Policepardéfaut" style:family="text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</office:automatic-styles>
  <office:body>
    <office:text text:use-soft-page-breaks="true">
      <text:p text:style-name="P1">Chrysalis:Descent - {{ name }}</text:p>
      <text:p text:style-name="P2">##########################################################</text:p>
      <text:p text:style-name="P3"/>
      <text:p text:style-name="P4"/>
      <text:p text:style-name="P5">Statistics</text:p>
      <text:p text:style-name="P6">=====================</text:p>
      <text:p text:style-name="P7"/>
      <text:p text:style-name="P8">.. list-table::</text:p>
      <text:p text:style-name="P9"><text:s text:c="3"/>:widths: 10 10</text:p>
      <text:p text:style-name="P10"><text:s text:c="3"/>:header-rows: 1</text:p>
      <text:p text:style-name="P11"/>
      <text:p text:style-name="P12"><text:s text:c="3"/>* - Characteristic</text:p>
      <text:p text:style-name="P13"><text:s text:c="5"/>- Value</text:p>
      <text:p text:style-name="P14"><text:s text:c="3"/>* - Constitution</text:p>
      <text:p text:style-name="P15"><text:s text:c="5"/>- {{stats.constitution}</text:p>
      <text:p text:style-name="Normal"><text:span text:style-name="T16"><text:s text:c="3"/></text:span>* - Agility</text:p>
      <text:p text:style-name="Normal"><text:s text:c="5"/>- {{stats.agility}}</text:p>
      <text:p text:style-name="Normal"><text:s text:c="3"/>* - Observation</text:p>
      <text:p text:style-name="Normal"><text:s text:c="5"/>- {{stats.observation}</text:p>
      <text:p text:style-name="Normal"/>
      <text:p text:style-name="Normal"/>
      <text:p text:style-name="P17">Missions</text:p>
      <text:p text:style-name="P18">=============</text:p>
      <text:p text:style-name="P19"/>
      <text:p text:style-name="P20">{{missions}</text:p>
      <text:p text:style-name="P21"/>
      <text:p text:style-name="P22"/>
      <text:soft-page-break/>
      <text:p text:style-name="P23">Skills</text:p>
      <text:p text:style-name="P24">===============</text:p>
      <text:p text:style-name="P25"/>
      <text:p text:style-name="P26">{% for entry in abilities %}</text:p>
      <text:p text:style-name="P27">- {{entry}</text:p>
      <text:p text:style-name="P28">{% endfor %}</text:p>
      <text:p text:style-name="P29"/>
      <text:p text:style-name="P30"/>
      <text:p text:style-name="P31"/>
      <text:p text:style-name="P32">Equipment</text:p>
      <text:p text:style-name="P33">============</text:p>
      <text:p text:style-name="P34"/>
      <text:p text:style-name="P35">Common:</text:p>
      <text:p text:style-name="P36"/>
      <text:p text:style-name="P37">{% for entry in common_equipments %}</text:p>
      <text:p text:style-name="P38">- {{entry}</text:p>
      <text:p text:style-name="P39">{% endfor %}</text:p>
      <text:p text:style-name="P40"/>
      <text:p text:style-name="P41"/>
      <text:p text:style-name="P42">Specific :</text:p>
      <text:p text:style-name="P43"/>
      <text:p text:style-name="P44">{% for entry in equipments %}</text:p>
      <text:p text:style-name="Normal">- {{entry}</text:p>
      <text:p text:style-name="Normal">{% endfor %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enrichambon</meta:initial-creator>
    <dc:creator>henrichambon</dc:creator>
    <meta:creation-date>2020-11-20T10:38:00Z</meta:creation-date>
    <dc:date>2020-11-20T10:38:00Z</dc:date>
    <meta:template xlink:href="Normal.dotm" xlink:type="simple"/>
    <meta:editing-cycles>1</meta:editing-cycles>
    <meta:editing-duration>PT0S</meta:editing-duration>
    <meta:document-statistic meta:page-count="2" meta:paragraph-count="1" meta:word-count="97" meta:character-count="632" meta:row-count="4" meta:non-whitespace-character-count="536"/>
  </office:meta>
</office:document-meta>
</file>